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00cd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cd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74" draw:layer="" svg:width="150.00000000000pt" svg:height="33.26190480000pt" svg:x="0.00000000000pt" svg:y="66.73808560000pt"/>
          <draw:rect draw:style-name="gr3" draw:id="shape3" draw:name="rect573" draw:layer="" svg:width="150.00000000000pt" svg:height="33.26190480000pt" svg:x="0.00000000000pt" svg:y="33.47617200000pt"/>
          <draw:rect draw:style-name="gr4" draw:id="shape4" draw:name="rect572" draw:layer="" svg:width="150.00000000000pt" svg:height="33.4761936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1:40</dc:date>
    <meta:creation-date>2011-05-22T06:10:13</meta:creation-date>
    <dc:creator>Yue Liu</dc:creator>
  </office:meta>
</office:document-meta>
</file>